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1f69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how much you feel the platform might benefit your education.</text:p>
      <text:p text:style-name="P2">Platform: <text:span text:style-name="T1">Prototype</text:span></text:p>
      <text:p text:style-name="P3"/>
      <text:p text:style-name="P4">1) it's a lot nicer to user than learning space and there is less confusion when navigating the menus. The course related info being a post makes it less easy to fidn but having quick updates and changes be ade via a post would be really good</text:p>
      <text:p text:style-name="P4"/>
      <text:p text:style-name="P4">2) Having a social and educational space could be great for anyone who needs access to both - plus it allows for it to be safe and fun at the same time.</text:p>
      <text:p text:style-name="P4"/>
      <text:p text:style-name="P4">3) This will benefit my education as it gives me easy access to conversations regarding each module where i can see and ask for help</text:p>
      <text:p text:style-name="P4"/>
      <text:p text:style-name="P4">4) Having an official medium to communicate with people on the course you are doing would be incredibly beneficial. Would make getting groups together easier as well as collecting participants for COMP 360 for example <text:s/></text:p>
      <text:p text:style-name="P4"/>
      <text:p text:style-name="P4">5) It seems like it would allow for easier communication with other students, as it provides the different modules making it easy to find other students.</text:p>
      <text:p text:style-name="P4"/>
      <text:p text:style-name="P4">6) Seems like a strong idea to support and encourage communication between students and staff during the process of the module.</text:p>
      <text:p text:style-name="P4"/>
      <text:p text:style-name="P4">7) I feel like this kind of platform would be great for students to talk among eachother and seek out help / have a conversation about the assignments or modules, a bit less formal but lecturers would still have access to it, pretty much feedback during the year for lecturers to act on</text:p>
      <text:p text:style-name="P4"/>
      <text:p text:style-name="P4">8) Having access to a module and course related forum and conversation area would be very helpful when I get stuck on getting code to run.</text:p>
      <text:p text:style-name="P4"/>
      <text:p text:style-name="P4">9) I can see a massive need for something like this as the sub stack page could take so much work away from lecturers answering silly 1st year questions and instead other student could answer them. I can see this being a massive help for both students and staff</text:p>
      <text:p text:style-name="P4"/>
      <text:p text:style-name="P4">10) the q&amp;a feature would probably be really good although i worry about moderation and whether it will be used for the right things. picking your modules and being able to get to them so easily would be massively helpful though</text:p>
      <text:p text:style-name="P4"/>
      <text:p text:style-name="P4">11) I certainly think it's a valuable platform that fills in the social impact from COVID. I'd be a lot more comfortable asking questions and interacting with peers on this platform rather than teams of the current forums on the learning space.</text:p>
      <text:p text:style-name="P4"/>
      <text:p text:style-name="P4">12) Might be nice to have a place to as questions in a way that Discord can be a bit noisy. </text:p>
      <text:p text:style-name="P4"/>
      <text:p text:style-name="P4"><text:soft-page-break/>13) As of right now it is hard to say as there is little there, however I can see a problem with being able to follow all modules and then have an enormous feed full of discussions that aren't relevant to the individual.</text:p>
      <text:p text:style-name="P4"/>
      <text:p text:style-name="P4">14) If it can streamline finding content easier then it will help me grab content faster.</text:p>
      <text:p text:style-name="P4"/>
      <text:p text:style-name="P4">15) Would allow for almost immediate peer feedback on work and easy to find information.</text:p>
      <text:p text:style-name="P4"/>
      <text:p text:style-name="P4">16) Wont benefit</text:p>
      <text:p text:style-name="P4"/>
      <text:p text:style-name="P4">17) i mean i personally don't like posting work but it would be cool to see others work</text:p>
      <text:p text:style-name="P4"/>
      <text:p text:style-name="P4">18) It would be easy to post about a specific module and then everyone on the module can see it and either give feedback and or help you. so I think it would be amazing if it was in uses</text:p>
      <text:p text:style-name="P4"/>
      <text:p text:style-name="P4">19) this would benefit by allowing you to ask questions and get help from your peers.</text:p>
      <text:p text:style-name="P4"/>
      <text:p text:style-name="P4">20) More information shared to help coursework</text:p>
      <text:p text:style-name="P4"/>
      <text:p text:style-name="P4">21) Very simple User Interface and content being easily accesssible is very beneficial as i will be spending less time looking around to find what i need.</text:p>
      <text:p text:style-name="P4"/>
      <text:p text:style-name="P4">22) With everything laid out on one side, it's easy to find what I need for my studies from a few small tabs</text:p>
      <text:p text:style-name="P4"/>
      <text:p text:style-name="P4">23) i feel like it could be quite beneficial, sometimes i do find myself with some niche questions and issues within unity and other programs so having a site like this would be helpful</text:p>
      <text:p text:style-name="P4"/>
      <text:p text:style-name="P4">24) The stack-overflow style of questions is something I feel would be highly beneficial to learning. Having an open, but contained, forum to ask questions is much more preferable to sending emails or asking an online forum (like stack overflow).</text:p>
      <text:p text:style-name="P4"/>
      <text:p text:style-name="P4">25) I think what is missing in universities, personally doing film, is to share content and questions witin the course, I always get feedback from peers but it would be great if all the class could watch it/ but there isn't really a platform to do that, yes I can send a link on social media but a specif platform that you can do that is great and new, one thing that I found hard is networking at university, it would be great to choose who you want to work with not only from word of mouth but actually deciding who you want to work with bfrom a personal viewing of their content, I think it creates a better reletationship where you can trust the collaborator becuase you know they have the skills to do the work. </text:p>
      <text:p text:style-name="P4"/>
      <text:p text:style-name="P4"><text:soft-page-break/>26) It is very easy to remain focused on course/module content, and the ability to post queries and receive answers from other people on the module would make me feel less anxious than in a more formal setting.</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31:53.815595859</dc:date>
    <meta:editing-duration>PT39M25S</meta:editing-duration>
    <meta:editing-cycles>4</meta:editing-cycles>
    <meta:generator>LibreOffice/7.4.4.2$Linux_X86_64 LibreOffice_project/40$Build-2</meta:generator>
    <meta:document-statistic meta:table-count="0" meta:image-count="0" meta:object-count="0" meta:page-count="3" meta:paragraph-count="28" meta:word-count="891" meta:character-count="4813" meta:non-whitespace-character-count="3946"/>
  </office:meta>
</office:document-meta>
</file>